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" svg:font-family="Courier" style:font-family-generic="modern" style:font-pitch="fixed" svg:panose-1="2 7 4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812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812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812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81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81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812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812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812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812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3" style:parent-style-name="Normal" style:family="paragraph"/>
    <style:style style:name="P4" style:parent-style-name="Normal" style:family="paragraph"/>
    <style:style style:name="P5" style:parent-style-name="Normal" style:family="paragraph"/>
    <style:style style:name="P6" style:parent-style-name="Normal" style:family="paragraph"/>
    <style:style style:name="P7" style:parent-style-name="Normal" style:family="paragraph"/>
    <style:style style:name="P8" style:parent-style-name="Normal" style:family="paragraph"/>
    <style:style style:name="P9" style:parent-style-name="Normal" style:family="paragraph"/>
    <style:style style:name="P10" style:parent-style-name="Normal" style:family="paragraph"/>
    <style:style style:name="P11" style:parent-style-name="Normal" style:family="paragraph"/>
    <style:style style:name="P12" style:parent-style-name="Normal" style:family="paragraph"/>
    <style:style style:name="P13" style:parent-style-name="Normal" style:family="paragraph"/>
    <style:style style:name="P14" style:parent-style-name="Normal" style:family="paragraph"/>
    <style:style style:name="P15" style:parent-style-name="Normal" style:family="paragraph"/>
    <style:style style:name="P16" style:parent-style-name="Normal" style:family="paragraph"/>
    <style:style style:name="P17" style:parent-style-name="Normal" style:family="paragraph"/>
    <style:style style:name="P18" style:parent-style-name="Normal" style:family="paragraph"/>
    <style:style style:name="P19" style:parent-style-name="Normal" style:family="paragraph"/>
    <style:style style:name="P20" style:parent-style-name="Normal" style:family="paragraph"/>
    <style:style style:name="P21" style:parent-style-name="Normal" style:family="paragraph"/>
  </office:automatic-styles>
  <office:body>
    <office:text text:use-soft-page-breaks="true">
      <text:h text:style-name="P1" text:outline-level="1">Lab Report: <text:s/>Data Collection and Sampling</text:h>
      <text:p text:style-name="Normal">Name(s):</text:p>
      <text:h text:style-name="Heading2" text:outline-level="2">Key Terms</text:h>
      <text:p text:style-name="Normal">Provide the definitions<text:s/>for the following terms:</text:p>
      <text:list text:style-name="LFO1" text:continue-numbering="true">
        <text:list-item>
          <text:p text:style-name="P3">population</text:p>
        </text:list-item>
        <text:list-item>
          <text:p text:style-name="P4">sample</text:p>
        </text:list-item>
        <text:list-item>
          <text:p text:style-name="P5">parameter</text:p>
        </text:list-item>
        <text:list-item>
          <text:p text:style-name="P6">statistic</text:p>
        </text:list-item>
        <text:list-item>
          <text:p text:style-name="P7">data</text:p>
        </text:list-item>
        <text:list-item>
          <text:p text:style-name="P8">qualitative</text:p>
        </text:list-item>
        <text:list-item>
          <text:p text:style-name="P9">quantitative</text:p>
        </text:list-item>
        <text:list-item>
          <text:p text:style-name="P10">discrete</text:p>
        </text:list-item>
        <text:list-item>
          <text:p text:style-name="P11">continuous</text:p>
        </text:list-item>
        <text:list-item>
          <text:p text:style-name="P12">sampling</text:p>
        </text:list-item>
        <text:list-item>
          <text:p text:style-name="P13">frequency</text:p>
        </text:list-item>
      </text:list>
      <text:h text:style-name="Heading2" text:outline-level="2">Data Collection</text:h>
      <text:h text:style-name="Heading3" text:outline-level="3">Eye Color Study</text:h>
      <text:p text:style-name="Normal">What random sampling method did you use and why did you use such a method?</text:p>
      <text:p text:style-name="Normal"/>
      <text:p text:style-name="Normal"/>
      <text:p text:style-name="Normal">Identify the<text:s/>following<text:s/>for the study:</text:p>
      <text:list text:style-name="LFO5" text:continue-numbering="true">
        <text:list-item>
          <text:p text:style-name="P14">population:</text:p>
        </text:list-item>
        <text:list-item>
          <text:p text:style-name="P15">sample:</text:p>
        </text:list-item>
        <text:list-item>
          <text:p text:style-name="P16">parameter:</text:p>
        </text:list-item>
        <text:list-item>
          <text:p text:style-name="P17">statistic:</text:p>
        </text:list-item>
        <text:list-item>
          <text:p text:style-name="P18">type of data:<text:s/>qualitative / quantitative</text:p>
        </text:list-item>
      </text:list>
      <text:p text:style-name="Normal">Record<text:s/>the<text:s/>50 samples below:</text:p>
      <text:p text:style-name="Normal"/>
      <text:p text:style-name="Normal"/>
      <text:p text:style-name="Normal"/>
      <text:soft-page-break/>
      <text:h text:style-name="Heading3" text:outline-level="3">Dice Simulation</text:h>
      <text:p text:style-name="Normal">Is the data qualitative or quantitative?</text:p>
      <text:p text:style-name="Normal">If it is quantitative, is it discrete or continuous?</text:p>
      <text:h text:style-name="Heading2" text:outline-level="2">Frequency Tables</text:h>
      <text:p text:style-name="Normal">Copy/paste<text:s/>the frequency tables generated by Statcato below:</text:p>
      <text:h text:style-name="Heading3" text:outline-level="3">Eye Color Study</text:h>
      <text:p text:style-name="Normal"/>
      <text:p text:style-name="Normal"/>
      <text:p text:style-name="Normal"/>
      <text:p text:style-name="Normal"/>
      <text:p text:style-name="Normal"/>
      <text:h text:style-name="Heading3" text:outline-level="3">Dice Simulation</text:h>
      <text:p text:style-name="Normal"/>
      <text:p text:style-name="Normal"/>
      <text:p text:style-name="Normal"/>
      <text:p text:style-name="Normal"/>
      <text:p text:style-name="Normal"/>
      <text:h text:style-name="Heading2" text:outline-level="2">Discussion</text:h>
      <text:list text:style-name="LFO7" text:continue-numbering="true">
        <text:list-item>
          <text:p text:style-name="P19"><text:s text:c="3"/></text:p>
        </text:list-item>
      </text:list>
      <text:p text:style-name="Normal"/>
      <text:p text:style-name="Normal"/>
      <text:list text:style-name="LFO7" text:continue-numbering="true">
        <text:list-item>
          <text:p text:style-name="P20"><text:s text:c="2"/></text:p>
        </text:list-item>
      </text:list>
      <text:p text:style-name="Normal"/>
      <text:p text:style-name="Normal"/>
      <text:list text:style-name="LFO7" text:continue-numbering="true">
        <text:list-item>
          <text:p text:style-name="P21"><text:s/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" svg:font-family="Courier" style:font-family-generic="modern" style:font-pitch="fixed" svg:panose-1="2 7 4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1666in" fo:margin-bottom="0.0416in"/>
      <style:text-properties style:font-name="Cambria" fo:font-weight="bold" style:font-weight-asian="bold" style:font-weight-complex="bold" fo:font-size="13pt" style:font-size-asian="13pt" style:font-size-complex="13pt" fo:hyphenate="false"/>
    </style:style>
    <style:style style:name="Normal" style:display-name="Normal" style:family="paragraph">
      <style:paragraph-properties fo:margin-top="0.0416in" fo:margin-bottom="0.0833in"/>
      <style:text-properties style:font-name="Times New Roman" style:font-name-asian="Times New Roman" fo:font-size="12pt" style:font-size-asian="12pt" style:font-size-complex="12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style:letter-kerning="true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CNXMLForeign" style:display-name="CNXML Foreign" style:family="text" style:parent-style-name="DefaultParagraphFont">
      <style:text-properties fo:font-style="italic" style:font-style-asian="italic"/>
    </style:style>
    <style:style style:name="CNXMLCite" style:display-name="CNXML Cite" style:family="text" style:parent-style-name="DefaultParagraphFont">
      <style:text-properties fo:font-style="italic" style:font-style-asian="italic"/>
    </style:style>
    <style:style style:name="CNXMLCodeInline" style:display-name="CNXML Code (Inline)" style:family="text" style:parent-style-name="DefaultParagraphFont">
      <style:text-properties style:font-name="Courier" fo:color="#008000"/>
    </style:style>
    <style:style style:name="CNXMLExample" style:display-name="CNXML Example" style:family="paragraph" style:parent-style-name="Normal">
      <style:text-properties fo:color="#666699" fo:hyphenate="false"/>
    </style:style>
    <style:style style:name="CNXMLQuoteBlock" style:display-name="CNXML Quote (Block)" style:family="paragraph" style:parent-style-name="Normal">
      <style:text-properties fo:font-style="italic" style:font-style-asian="italic" fo:color="#FF6600" style:text-underline-type="single" style:text-underline-style="solid" style:text-underline-width="auto" style:text-underline-mode="continuous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CNXMLCodeBlock" style:display-name="CNXML Code (Block)" style:family="paragraph" style:parent-style-name="Normal">
      <style:text-properties style:font-name="Courier" fo:color="#003300" fo:hyphenate="false"/>
    </style:style>
    <style:style style:name="CNXMLNote" style:display-name="CNXML Note" style:family="text" style:parent-style-name="DefaultParagraphFont">
      <style:text-properties fo:color="#FF0000"/>
    </style:style>
    <style:style style:name="CNXMLExerciseProblem" style:display-name="CNXML Exercise (Problem)" style:family="paragraph" style:parent-style-name="Normal">
      <style:text-properties fo:color="#800080" fo:hyphenate="false"/>
    </style:style>
    <style:style style:name="CNXMLExerciseSolution" style:display-name="CNXML Exercise (Solution)" style:family="paragraph" style:parent-style-name="Normal">
      <style:text-properties fo:color="#800080" fo:font-size="10pt" style:font-size-asian="10pt" fo:hyphenate="false"/>
    </style:style>
    <style:style style:name="CNXMLTheoremStatement" style:display-name="CNXML Theorem (Statement)" style:family="paragraph" style:parent-style-name="Normal">
      <style:text-properties fo:font-weight="bold" style:font-weight-asian="bold" fo:color="#800000" fo:hyphenate="false"/>
    </style:style>
    <style:style style:name="CNXMLTheoremProof" style:display-name="CNXML Theorem (Proof)" style:family="paragraph" style:parent-style-name="Normal">
      <style:text-properties fo:color="#800000" fo:font-size="10pt" style:font-size-asian="10pt" fo:hyphenate="false"/>
    </style:style>
    <style:style style:name="CNXMLFigureTitle" style:display-name="CNXML Figure Title" style:family="paragraph" style:parent-style-name="Normal">
      <style:text-properties fo:font-weight="bold" style:font-weight-asian="bold" fo:color="#808080" fo:hyphenate="false"/>
    </style:style>
    <style:style style:name="CNXMLFigureCaption" style:display-name="CNXML Figure Caption" style:family="paragraph" style:parent-style-name="Normal">
      <style:text-properties fo:font-style="italic" style:font-style-asian="italic" fo:color="#808080" fo:font-size="10pt" style:font-size-asian="10pt" fo:hyphenate="false"/>
    </style:style>
    <style:style style:name="CNXMLQuoteInline" style:display-name="CNXML Quote (Inline)" style:family="text" style:parent-style-name="DefaultParagraphFont">
      <style:text-properties fo:font-style="italic" style:font-style-asian="italic" fo:color="#FF9900" style:text-underline-type="single" style:text-underline-style="solid" style:text-underline-width="auto" style:text-underline-mode="continuous"/>
    </style:style>
    <style:style style:name="CNXMLTerm" style:display-name="CNXML Term" style:family="text" style:parent-style-name="DefaultParagraphFont">
      <style:text-properties fo:font-weight="bold" style:font-weight-asian="bold" fo:color="#999999"/>
    </style:style>
    <style:style style:name="CNXMLEmphasis" style:display-name="CNXML Emphasis" style:family="text" style:parent-style-name="DefaultParagraphFont">
      <style:text-properties fo:font-weight="bold" style:font-weight-asian="bold" fo:color="#3366FF"/>
    </style:style>
    <style:style style:name="CNXMLDefinitionTerm" style:display-name="CNXML Definition (Term)" style:family="paragraph" style:parent-style-name="Normal">
      <style:text-properties fo:font-weight="bold" style:font-weight-asian="bold" fo:color="#33CCCC" fo:hyphenate="false"/>
    </style:style>
    <style:style style:name="CNXMLDefinitionMeaning" style:display-name="CNXML Definition (Meaning)" style:family="paragraph" style:parent-style-name="Normal">
      <style:text-properties fo:color="#33CCCC" fo:font-size="11pt" style:font-size-asian="11pt" fo:hyphenate="false"/>
    </style:style>
    <style:style style:name="FootnoteText" style:display-name="Footnote Text" style:family="paragraph" style:parent-style-name="Normal"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style:font-name="Times New Roman" style:font-name-asian="Times New Roman"/>
    </style:style>
    <style:style style:name="FootnoteReference" style:display-name="Footnote Reference" style:family="text" style:parent-style-name="DefaultParagraphFont">
      <style:text-properties style:text-position="super 65%"/>
    </style:style>
    <style:style style:name="CNXMLExampleChar" style:display-name="CNXML Example Char" style:family="text" style:parent-style-name="DefaultParagraphFont">
      <style:text-properties style:font-name="Times New Roman" style:font-name-asian="Times New Roman" fo:color="#666699" fo:font-size="12pt" style:font-size-asian="12pt" style:font-size-complex="12pt"/>
    </style:style>
    <style:style style:name="CNXMLGlossarySection" style:display-name="CNXML Glossary Section" style:family="paragraph" style:parent-style-name="Normal" style:next-style-name="Heading1">
      <style:text-properties fo:color="#003300" fo:hyphenate="false"/>
    </style:style>
    <style:style style:name="CNXMLExerciseSolutionChar" style:display-name="CNXML Exercise (Solution) Char" style:family="text" style:parent-style-name="DefaultParagraphFont">
      <style:text-properties style:font-name="Times New Roman" style:font-name-asian="Times New Roman" fo:color="#800080" style:font-size-complex="12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imes New Roman" style:font-name-asian="Times New Roman" fo:font-size="12pt" style:font-size-asian="12pt" style:font-size-complex="12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imes New Roman" style:font-name-asian="Times New Roman" fo:font-size="12pt" style:font-size-asian="12pt" style:font-size-complex="12pt"/>
    </style:style>
    <style:style style:name="BalloonText" style:display-name="Balloon Text" style:family="paragraph" style:parent-style-name="Normal">
      <style:paragraph-properties fo:margin-top="0in" fo:margin-bottom="0in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asian="Times New Roman" style:font-name-complex="Tahoma" fo:font-size="8pt" style:font-size-asian="8pt" style:font-size-complex="8pt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812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812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812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81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81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812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812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812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812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>
        <style:tab-stops>
          <style:tab-stop style:type="right" style:position="6.5in"/>
        </style:tab-stops>
      </style:paragraph-properties>
    </style:style>
  </office:automatic-styles>
  <office:master-styles>
    <style:master-page style:name="MP0" style:page-layout-name="PL0">
      <style:footer>
        <text:p text:style-name="P2">Exploring Elementary Statistics with Statcato, ©<text:s/>M. Yau.<text:tab/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myau</meta:initial-creator>
    <dc:creator>myau</dc:creator>
    <meta:creation-date>2010-06-24T22:20:00Z</meta:creation-date>
    <dc:date>2010-06-24T22:20:00Z</dc:date>
    <meta:template xlink:href="Connexions-Document.dot" xlink:type="simple"/>
    <meta:editing-cycles>2</meta:editing-cycles>
    <meta:editing-duration>PT120S</meta:editing-duration>
    <meta:document-statistic meta:page-count="2" meta:paragraph-count="1" meta:word-count="109" meta:character-count="733" meta:row-count="5" meta:non-whitespace-character-count="625"/>
  </office:meta>
</office:document-meta>
</file>